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Endpoint.isCluste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InternalEndpoint( ComponentNameSpace componentName , String endpointName ,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Endpoint.removeRemoteEndpoint( InternalEndpoint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addInterfac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ternalEndpoin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Endpoint.getRemote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Endpoint.getAsReferenc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getClass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addRemoteEndpoint( InternalEndpoint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ndpo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